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0569in"/>
    </style:style>
    <style:style style:name="TableColumn3" style:family="table-column">
      <style:table-column-properties style:column-width="1.0506in"/>
    </style:style>
    <style:style style:name="TableColumn4" style:family="table-column">
      <style:table-column-properties style:column-width="1.0395in"/>
    </style:style>
    <style:style style:name="TableColumn5" style:family="table-column">
      <style:table-column-properties style:column-width="1.0409in"/>
    </style:style>
    <style:style style:name="TableColumn6" style:family="table-column">
      <style:table-column-properties style:column-width="1.0625in"/>
    </style:style>
    <style:style style:name="TableColumn7" style:family="table-column">
      <style:table-column-properties style:column-width="1.0423in"/>
    </style:style>
    <style:style style:name="Table1" style:family="table" style:master-page-name="MP0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line-height="100%" fo:text-indent="0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line-height="100%" fo:text-indent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 fo:text-indent="0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 fo:text-indent="0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line-height="100%" fo:text-indent="0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line-height="100%" fo:text-indent="0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line-height="100%" fo:text-indent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line-height="100%" fo:text-indent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line-height="100%" fo:text-indent="0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line-height="100%" fo:text-indent="0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 fo:text-indent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00%" fo:text-indent="0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line-height="100%" fo:text-indent="0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line-height="100%" fo:text-indent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line-height="100%" fo:text-indent="0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00%" fo:text-indent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line-height="100%" fo:text-indent="0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00%" fo:text-indent="0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line-height="100%" fo:text-indent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line-height="100%" fo:text-indent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line-height="100%" fo:text-indent="0in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line-height="100%" fo:text-indent="0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line-height="100%" fo:text-indent="0in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00%" fo:text-indent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line-height="100%" fo:text-indent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line-height="100%" fo:text-indent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line-height="100%" fo:text-indent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 fo:text-indent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line-height="100%" fo:text-indent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line-height="100%" fo:text-indent="0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line-height="100%" fo:text-indent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 fo:text-indent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0%" fo:text-indent="0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line-height="100%" fo:text-indent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 fo:text-indent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00%" fo:text-indent="0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00%" fo:text-indent="0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 fo:text-indent="0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00%" fo:text-indent="0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line-height="100%" fo:text-indent="0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line-height="100%" fo:text-indent="0in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00%" fo:text-indent="0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line-height="100%" fo:text-indent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line-height="100%" fo:text-indent="0in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line-height="100%" fo:text-indent="0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line-height="100%" fo:text-indent="0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line-height="100%" fo:text-indent="0in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line-height="100%" fo:text-indent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line-height="100%" fo:text-indent="0in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line-height="100%" fo:text-indent="0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line-height="100%" fo:text-indent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line-height="100%" fo:text-indent="0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line-height="100%" fo:text-indent="0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line-height="100%" fo:text-indent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line-height="100%" fo:text-indent="0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line-height="100%" fo:text-indent="0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line-height="100%" fo:text-indent="0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line-height="100%" fo:text-indent="0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line-height="100%" fo:text-indent="0in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line-height="100%" fo:text-indent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line-height="100%" fo:text-indent="0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line-height="100%" fo:text-indent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line-height="100%" fo:text-indent="0in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 table:number-columns-spanned="3">
            <text:p text:style-name="P12">Kruskal-Wallis Test</text:p>
          </table:table-cell>
          <table:covered-table-cell/>
          <table:covered-table-cell/>
          <table:table-cell table:style-name="TableCell13" table:number-columns-spanned="2">
            <text:p text:style-name="P14">Dunn’s Test</text:p>
          </table:table-cell>
          <table:covered-table-cell/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>Test Statistic</text:p>
          </table:table-cell>
          <table:table-cell table:style-name="TableCell20">
            <text:p text:style-name="P21">d.f.</text:p>
          </table:table-cell>
          <table:table-cell table:style-name="TableCell22">
            <text:p text:style-name="P23">Sig.</text:p>
          </table:table-cell>
          <table:table-cell table:style-name="TableCell24">
            <text:p text:style-name="P25">Pairwise Comparisons</text:p>
          </table:table-cell>
          <table:table-cell table:style-name="TableCell26">
            <text:p text:style-name="P27">Adj. Sig.</text:p>
          </table:table-cell>
        </table:table-row>
        <table:table-row table:style-name="TableRow28">
          <table:table-cell table:style-name="TableCell29">
            <text:p text:style-name="P30">Age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<text:span text:style-name="T70">Education</text:span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PVT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TMT-A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TMT-B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FACIT-F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HADS-A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HADS-D</text:p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PSQI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20:18:00Z</meta:creation-date>
    <dc:date>2025-03-30T20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45" meta:character-count="329" meta:row-count="2" meta:non-whitespace-character-count="285"/>
  </office:meta>
</office:document-meta>
</file>